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list-style-name="L2"/>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droid Live app pre- requisite:<text:line-break/></text:p>
      <text:list xml:id="list5584538002167372957" text:style-name="L1">
        <text:list-item>
          <text:p text:style-name="P2">Unique Bundle ID </text:p>
        </text:list-item>
        <text:list-item>
          <text:p text:style-name="P2">Short App Description</text:p>
        </text:list-item>
        <text:list-item>
          <text:p text:style-name="P2">Long App Description</text:p>
        </text:list-item>
        <text:list-item>
          <text:p text:style-name="P2">App Screenshots</text:p>
        </text:list-item>
        <text:list-item>
          <text:p text:style-name="P2">High Resolution App Icon (512 * 512)</text:p>
        </text:list-item>
        <text:list-item>
          <text:p text:style-name="P2">Feature Graphic (1024 * 500)</text:p>
        </text:list-item>
        <text:list-item>
          <text:p text:style-name="P2">Application Type Specification</text:p>
        </text:list-item>
        <text:list-item>
          <text:p text:style-name="P2">Category of the App</text:p>
        </text:list-item>
      </text:list>
      <text:p text:style-name="Standard"/>
      <text:p text:style-name="Standard"/>
      <text:p text:style-name="P1">iOS Live App Pre-requisite:<text:line-break/></text:p>
      <text:list xml:id="list9025870205038893483" text:style-name="L2">
        <text:list-item>
          <text:p text:style-name="P3">Bundle identifier</text:p>
        </text:list-item>
        <text:list-item>
          <text:p text:style-name="P3">App store certificate signing (.p12 file)</text:p>
        </text:list-item>
        <text:list-item>
          <text:p text:style-name="P3">App store Provision profile</text:p>
        </text:list-item>
        <text:list-item>
          <text:p text:style-name="P3">App Name – Name of your application to be displayed on App Store.</text:p>
        </text:list-item>
        <text:list-item>
          <text:p text:style-name="P3">Privacy Policy URL – URL redirecting to privacy policy of your app.</text:p>
        </text:list-item>
        <text:list-item>
          <text:p text:style-name="P3">Promotional Text (max 170 characters)</text:p>
        </text:list-item>
        <text:list-item>
          <text:p text:style-name="P3">Description (max 4000 characters)</text:p>
        </text:list-item>
        <text:list-item>
          <text:p text:style-name="P3">Support URL</text:p>
        </text:list-item>
        <text:list-item>
          <text:p text:style-name="P3">Copyright</text:p>
        </text:list-item>
        <text:list-item>
          <text:p text:style-name="P3">Screenshots</text:p>
        </text:list-item>
        <text:list-item>
          <text:p text:style-name="P3">App Icon</text:p>
        </text:list-item>
      </text:list>
      <text:p text:style-name="Standard"/>
      <text:p text:style-name="Standard"/>
      <text:p text:style-name="Standard">*******************************************************************************</text:p>
      <text:p text:style-name="Standard"/>
      <text:p text:style-name="P1">Apple developer account:</text:p>
      <text:p text:style-name="Standard"><text:s text:c="8"/>https://appstoreconnect.apple.com/</text:p>
      <text:p text:style-name="Standard"><text:s text:c="8"/>https://developer.apple.com/account/</text:p>
      <text:p text:style-name="Standard">Username: mobile@iconnect.ae</text:p>
      <text:p text:style-name="Standard">Password: 1c0N6@Nect$&amp;$500<text:line-break/><text:line-break/><text:span text:style-name="T1">Bundle identifier</text:span><text:line-break/>com.icampus.icampusIconnect<text:line-break/><text:line-break/><text:span text:style-name="T1">App store certificate signing (.p12 file):</text:span></text:p>
      <text:p text:style-name="Standard">To be created: https://developer.apple.com/account/resources/certificates/add</text:p>
      <text:p text:style-name="Standard"><text:line-break/><text:span text:style-name="T1">App store Provision profile:</text:span></text:p>
      <text:p text:style-name="Standard">To be created: https://developer.apple.com/account/resources/profiles/add<text:line-break/><text:line-break/><text:span text:style-name="T1">App Name – Name of your application to be displayed on App Store:</text:span><text:line-break/>iCampus Mobile<text:line-break/><text:span text:style-name="T1"><text:line-break/>Privacy Policy URL – URL redirecting to privacy policy of your app:</text:span><text:line-break/><text:a xlink:type="simple" xlink:href="http://iconnect.ae/icampusm/privacypolicy.html" text:style-name="Internet_20_link" text:visited-style-name="Visited_20_Internet_20_Link">http://iconnect.ae/icampusm/privacypolicy.html</text:a><text:line-break/><text:line-break/></text:p>
      <text:p text:style-name="Standard"><text:soft-page-break/><text:span text:style-name="T1">Promotional Text (max 170 characters):</text:span></text:p>
      <text:p text:style-name="P5">Dynamic school management and learning enhancement products and services.</text:p>
      <text:p text:style-name="P5"/>
      <text:p text:style-name="P5"><text:line-break/><text:span text:style-name="T1">Description (max 4000 characters):</text:span></text:p>
      <text:p text:style-name="P5">iCampus is a comprehensive school management system that automates most of the daily tasks performed by all school staff members. It is an innovative solution that InterConnects all school departments and streamlines academic and business processes and procedures. iCampus is designed to meet the unique and varying needs of your schools' managing education. It is a dynamic web-portal that empowers Students, Parents, Teachers, Staff Members, and Management to login and gain access to all the relevant information and communication from a central location.</text:p>
      <text:p text:style-name="Standard"><text:span text:style-name="T1"><text:line-break/><text:line-break/>Support URL:</text:span></text:p>
      <text:p text:style-name="Standard"><text:a xlink:type="simple" xlink:href="http://iconnect.ae/icampusm/helpcenter.html" text:style-name="Internet_20_link" text:visited-style-name="Visited_20_Internet_20_Link"><text:span text:style-name="T1">http://iconnect.ae/icampusm/helpcenter.html</text:span></text:a></text:p>
      <text:p text:style-name="Standard"><text:span text:style-name="T1"/></text:p>
      <text:p text:style-name="Standard"><text:span text:style-name="T1">Copyright: </text:span><text:span text:style-name="T2">Copyright: 2020, InterConnect FZ LLC</text:span><text:span text:style-name="T1"><text:line-break/><text:line-break/>Screenshots : </text:span></text:p>
      <text:p text:style-name="P5">http://iconnect.ae/images/iconnect.mobile.screenshots.zip</text:p>
      <text:p text:style-name="P5"/>
      <text:p text:style-name="Standard"><text:span text:style-name="T1">App Icon: <text:line-break/></text:span><text:span text:style-name="T2">http://iconnect.ae/images/iconnect.mobile.logo.png</text:span></text:p>
      <text:p text:style-name="Standard"><text:span text:style-name="T1"/></text:p>
      <text:p text:style-name="Standard"><text:span text:style-name="T1"/></text:p>
      <text:p text:style-name="P1">Google play console account:</text:p>
      <text:p text:style-name="P5">https://play.google.com/apps/publish/</text:p>
      <text:p text:style-name="P5">Username: mobile@iconnect.ae</text:p>
      <text:p text:style-name="P5">Password: 1c0N6@Nect$&amp;$500</text:p>
      <text:p text:style-name="P5"/>
      <text:p text:style-name="P5"/>
      <text:p text:style-name="P5"><text:span text:style-name="T1">Unique Bundle ID:</text:span><text:line-break/>Should be created when publishing the App<text:line-break/></text:p>
      <text:p text:style-name="Standard"><text:span text:style-name="T1">Short App Description:<text:line-break/></text:span><text:span text:style-name="T2">Dynamic school management and learning enhancement products and services.</text:span></text:p>
      <text:p text:style-name="Standard"><text:span text:style-name="T1"/></text:p>
      <text:p text:style-name="Standard"><text:span text:style-name="T1">Long App Description : <text:line-break/></text:span><text:span text:style-name="T2">iCampus is a comprehensive school management system that automates most of the daily tasks performed by all school staff members. It is an innovative solution that InterConnects all school departments and streamlines academic and business processes and procedures. iCampus is designed to meet the unique and varying needs of your schools' managing education. It is a dynamic web-portal that empowers Students, Parents, Teachers, Staff Members, and Management to login and gain access to all the relevant information and communication from a central location.<text:line-break/><text:line-break/></text:span><text:span text:style-name="T1">App Screenshots: </text:span><text:span text:style-name="T2"><text:line-break/>http://iconnect.ae/images/iconnect.mobile.screenshots.zip</text:span></text:p>
      <text:p text:style-name="Standard"><text:span text:style-name="T1"><text:line-break/>High Resolution App Icon (512 * 512) : <text:line-break/></text:span><text:a xlink:type="simple" xlink:href="http://iconnect.ae/images/iconnect.mobile.logo.png" text:style-name="Internet_20_link" text:visited-style-name="Visited_20_Internet_20_Link"><text:span text:style-name="T2">http://iconnect.ae/images/iconnect.mobile.logo.png</text:span></text:a><text:span text:style-name="T2"><text:line-break/><text:line-break/></text:span></text:p>
      <text:p text:style-name="Standard"><text:soft-page-break/><text:span text:style-name="T1">Feature Graphic (1024 * 500) : </text:span><text:span text:style-name="T2"><text:line-break/>Create a graphic similar to the one already uploaded to Google Play with new app screenshot<text:line-break/><text:line-break/></text:span><text:span text:style-name="T1">Application Type Specification : </text:span><text:span text:style-name="T2"><text:line-break/>Application<text:line-break/><text:line-break/></text:span><text:span text:style-name="T1">Category of the App : </text:span><text:span text:style-name="T2"><text:line-break/>Edu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4M2S</meta:editing-duration>
    <meta:editing-cycles>10</meta:editing-cycles>
    <meta:generator>OpenOffice_Beta/4.1.0$Win32 OpenOffice.org_project/410m14$Build-9760</meta:generator>
    <dc:date>2020-01-16T11:20:49.99</dc:date>
    <dc:creator>kajal pokale</dc:creator>
    <meta:document-statistic meta:table-count="0" meta:image-count="0" meta:object-count="0" meta:page-count="3" meta:paragraph-count="48" meta:word-count="448" meta:character-count="3478"/>
    <meta:user-defined meta:name="Info 1"/>
    <meta:user-defined meta:name="Info 2"/>
    <meta:user-defined meta:name="Info 3"/>
    <meta:user-defined meta:name="Info 4"/>
  </office:meta>
</office:document-meta>
</file>